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pt" fo:country="PT" fo:font-weight="bold" style:font-weight-asian="bold" style:font-weight-complex="bold"/>
    </style:style>
    <style:style style:name="P2" style:family="paragraph" style:parent-style-name="Standard" style:list-style-name="L1">
      <style:text-properties fo:language="pt" fo:country="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7803437" text:style-name="L1">
        <text:list-item>
          <text:p text:style-name="P1">A) Definir o registro de conta corrente regCCorrente e declarar a variável tipo ponteiro arvCCorrente (que apontará para a raiz da árvore).</text:p>
        </text:list-item>
        <text:list-item>
          <text:p text:style-name="P1">B) Fazer uma função (chamada leCCorrente) capaz de realizar a leitura dos dados, a partir do teclado, de uma conta corrente a ser cadastrada, retornando um ponteiro para o registro de conta corrente lido (nó). Parâmetros da função: nenhum.</text:p>
        </text:list-item>
        <text:list-item>
          <text:p text:style-name="P2">C) Construir uma função (chamada obtemCCorrente) que seja capaz de retornar um ponteiro para um registro de conta corrente (nó) a partir do seu número de conta corrente. Caso o registro (nó) não exista, retornar NULL. Parâmetros: número da conta corrente e ponteiro para raiz da árvore.</text:p>
        </text:list-item>
        <text:list-item>
          <text:p text:style-name="P1">D) Desenvolver uma função (chamada proximaCCorrente) que seja capaz de encontrar o próximo número de conta corrente disponível para cadastro de um novo correntista. Deve retornar o próximo número encontrado, ou –1 caso não exista mais contas. <text:span text:style-name="T1">Se algum número de conta já foi excluído, deve ser reaproveitado para a abertura de uma nova conta corrente</text:span>. Parâmetro: ponteiro para raiz da árvore.</text:p>
        </text:list-item>
        <text:list-item>
          <text:p text:style-name="P2"><text:span text:style-name="T2">E) Construir um procedimento (chamado incluiCCorrente) capaz de incluir uma nova conta corrente. Para isto utilizar a função do item d) para encontrar o número da próxima conta corrente e a função de leitura do item b). Caso não haja nenhuma posição livre exibir a mensagem “</text:span><text:bookmark-start text:name="__DdeLink__36_1211624543"/><text:span text:style-name="T2">Impossível cadastrar mais clientes</text:span><text:bookmark-end text:name="__DdeLink__36_1211624543"/><text:span text:style-name="T2">”. Parâmetro: ponteiro para raiz da árvore.</text:span></text:p>
        </text:list-item>
        <text:list-item>
          <text:p text:style-name="P2">F) Fazer um procedimento (chamado alteraCCorrente) que, fornecida uma conta corrente válida, possa alterar os seguintes dados de uma conta corrente: Nome, Depósito Inicial, Tipo da Conta e Senha. Permitir ao usuário selecionar o item a ser alterado e realizar a operação. Parâmetros: número da conta corrente e ponteiro para raiz da árvore.</text:p>
        </text:list-item>
        <text:list-item>
          <text:p text:style-name="P2">G) Construir um procedimento (chamado depositoCCorrente) capaz de realizar um depósito. Parâmetros: número da conta corrente; ponteiro para raiz da árvore e valor do depósito.</text:p>
        </text:list-item>
        <text:list-item>
          <text:p text:style-name="P2">H) Desenvolver uma função (chamada saqueCCorrente) capaz de realizar um saque na conta corrente. Se o valor exceder o saldo atual e a conta corrente é comum, retornar Falso (indicando saque não efetuado) e não realizar o saque. Se a conta corrente for especial e o saldo, após o saque, for inferior a R$ -1.500,00, retornar Falso (0) e não efetivar o saque, caso contrário, efetivar o saque e retornar Verdadeiro (1). Parâmetros: número da conta corrente; ponteiro para raiz da árvore e valor do saque.</text:p>
        </text:list-item>
        <text:list-item>
          <text:p text:style-name="P2">I) Desenvolver uma função (chamada saldoAtualCCorrente) que retorne o saldo atual para uma determinada conta corrente. Parâmetros: número da conta corrente e ponteiro para raiz da árvore.</text:p>
        </text:list-item>
        <text:list-item>
          <text:p text:style-name="P2">J) Construir um procedimento (chamado consultaUltimaMovimentacao) que consulta e mostra os dados da última movimentação da conta corrente seguindo o formato apresentado a seguir. Parâmetros: número da conta corrente e ponteiro para raiz da árvore.</text:p>
        </text:list-item>
        <text:list-item>
          <text:p text:style-name="P2">K) Fazer um procedimento (chamado transfereValor) que realiza a transferência entre contas correntes. Nesta função, observe que podem ser utilizadas as funções de saque e o procedimento de depósito desenvolvidos nos itens h) e g). Parâmetros: números das contas correntes de origem e destino; valor da transferência e ponteiro para raiz da árvore.</text:p>
        </text:list-item>
        <text:list-item>
          <text:p text:style-name="P2">L) Fazer um procedimento (chamado excluiCCorrente) que seja capaz de excluir uma conta corrente. A exclusão é realizada removendo-se o nó que possui o número da conta. Parâmetros: número da conta corrente e ponteiro para raiz da árvore.</text:p>
        </text:list-item>
        <text:list-item>
          <text:p text:style-name="P2">M) Construir um programa que seja capaz de gerenciar o BANCO utilizando as funções e procedimentos desenvolvidos nos itens anteriores. Sabe-se que:</text:p>
          <text:list>
            <text:list-item>
              <text:p text:style-name="P2">inicialmente o usuário deve informar o número da conta corrente;</text:p>
            </text:list-item>
            <text:list-item>
              <text:p text:style-name="P2">o programa é finalizado quando o número da conta corrente fornecido for igual a –1;</text:p>
            </text:list-item>
            <text:list-item>
              <text:p text:style-name="P2">conta corrente 0 significa funcionário do banco habilitando todas as funções do projeto.</text:p>
            </text:list-item>
            <text:list-item>
              <text:p text:style-name="P2"><text:soft-page-break/>A senha para o funcionário, inicialmente, é 12345. Um correntista do banco fornece um número de conta corrente válido/ senha correta o que disponibiliza as operações v), vi), vii), viii) e ix), definidas no início do projeto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17:21:15</meta:creation-date>
    <meta:editing-duration>PT2H20M56S</meta:editing-duration>
    <meta:editing-cycles>3</meta:editing-cycles>
    <meta:generator>LibreOffice/3.5$Linux_X86_64 LibreOffice_project/350m1$Build-2</meta:generator>
    <dc:date>2014-06-19T19:57:23</dc:date>
    <dc:creator>jeremias </dc:creator>
    <meta:document-statistic meta:table-count="0" meta:image-count="0" meta:object-count="0" meta:page-count="2" meta:paragraph-count="17" meta:word-count="657" meta:character-count="38" meta:non-whitespace-character-count="3464"/>
  </office:meta>
</office:document-meta>
</file>